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, 'Arial Unicode MS'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YaHei" svg:font-family="'Microsoft YaHei'" style:font-family-generic="swiss" style:font-pitch="variable"/>
    <style:font-face style:name="NexusSans" svg:font-family="NexusSans, Arial, Helvetica, 'Lucida Sans Unicode', 'Microsoft Sans Serif', 'Segoe UI Symbol', STIXGeneral, 'Cambria Math', 'Arial Unicode MS', sans-serif"/>
    <style:font-face style:name="NexusSerif" svg:font-family="NexusSerif, Georgia, 'Times New Roman', Times, STIXGeneral, 'Cambria Math', 'Lucida Sans Unicode', 'Microsoft Sans Serif', 'Segoe UI Symbol', 'Arial Unicode MS', serif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8.927cm" fo:margin-left="-0.026cm" table:align="left" style:writing-mode="lr-tb"/>
    </style:style>
    <style:style style:name="Таблица1.A" style:family="table-column">
      <style:table-column-properties style:column-width="10.523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3.902cm"/>
    </style:style>
    <style:style style:name="Таблица1.1" style:family="table-row">
      <style:table-row-properties style:min-row-height="0.706cm" fo:keep-together="auto"/>
    </style:style>
    <style:style style:name="Таблица1.A1" style:family="table-cell">
      <style:table-cell-properties style:vertical-align="top" fo:padding="0.097cm" fo:border="0.25pt solid #000000" style:writing-mode="lr-tb"/>
    </style:style>
    <style:style style:name="Таблица1.2" style:family="table-row">
      <style:table-row-properties style:min-row-height="1.423cm" fo:keep-together="auto"/>
    </style:style>
    <style:style style:name="Таблица1.A2" style:family="table-cell">
      <style:table-cell-properties style:vertical-align="top"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style:vertical-align="top"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1.402cm" fo:keep-together="auto"/>
    </style:style>
    <style:style style:name="Таблица1.A3" style:family="table-cell">
      <style:table-cell-properties style:vertical-align="top" fo:padding="0.097cm" fo:border-left="0.25pt solid #000000" fo:border-right="0.25pt solid #000000" fo:border-top="none" fo:border-bottom="0.25pt solid #000000" style:writing-mode="lr-tb"/>
    </style:style>
    <style:style style:name="Таблица1.4" style:family="table-row">
      <style:table-row-properties fo:keep-together="auto"/>
    </style:style>
    <style:style style:name="Таблица1.6" style:family="table-row">
      <style:table-row-properties style:min-row-height="1.903cm" fo:keep-together="auto"/>
    </style:style>
    <style:style style:name="Таблица1.A6" style:family="table-cell">
      <style:table-cell-properties style:vertical-align="top" fo:padding="0.097cm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1.716cm" fo:keep-together="auto"/>
    </style:style>
    <style:style style:name="Таблица1.A7" style:family="table-cell">
      <style:table-cell-properties style:vertical-align="top" fo:padding="0.097cm" fo:border="0.5pt solid #000000" style:writing-mode="lr-tb"/>
    </style:style>
    <style:style style:name="Таблица1.8" style:family="table-row">
      <style:table-row-properties style:min-row-height="1.443cm" fo:keep-together="auto"/>
    </style:style>
    <style:style style:name="P1" style:family="paragraph" style:parent-style-name="Standard_20__28_user_29_">
      <style:paragraph-properties fo:text-align="center" style:justify-single-word="false"/>
    </style:style>
    <style:style style:name="P2" style:family="paragraph" style:parent-style-name="Standard_20__28_user_29_">
      <style:paragraph-properties fo:text-align="center" style:justify-single-word="false"/>
      <style:text-properties officeooo:paragraph-rsid="00003371"/>
    </style:style>
    <style:style style:name="P3" style:family="paragraph" style:parent-style-name="Standard_20__28_user_29_">
      <style:text-properties fo:language="ru" fo:country="RU"/>
    </style:style>
    <style:style style:name="P4" style:family="paragraph" style:parent-style-name="Standard_20__28_user_29_">
      <style:paragraph-properties fo:text-align="center" style:justify-single-word="false"/>
      <style:text-properties fo:language="ru" fo:country="RU"/>
    </style:style>
    <style:style style:name="P5" style:family="paragraph" style:parent-style-name="Standard_20__28_user_29_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6" style:family="paragraph" style:parent-style-name="Standard_20__28_user_29_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7" style:family="paragraph" style:parent-style-name="Standard_20__28_user_29_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58%" fo:language="ru" fo:country="RU"/>
    </style:style>
    <style:style style:name="P8" style:family="paragraph" style:parent-style-name="Table_20_Contents_20__28_user_29_">
      <style:text-properties fo:language="ru" fo:country="RU" fo:font-weight="bold" style:font-weight-asian="bold" style:font-weight-complex="bold"/>
    </style:style>
    <style:style style:name="P9" style:family="paragraph" style:parent-style-name="Table_20_Contents_20__28_user_29_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10" style:family="paragraph" style:parent-style-name="Table_20_Contents_20__28_user_29_">
      <style:text-properties fo:language="ru" fo:country="RU" fo:font-weight="bold" officeooo:rsid="00003371" officeooo:paragraph-rsid="00003371" style:font-weight-asian="bold" style:font-weight-complex="bold"/>
    </style:style>
    <style:style style:name="P11" style:family="paragraph" style:parent-style-name="Table_20_Contents_20__28_user_29_">
      <style:paragraph-properties fo:text-align="center" style:justify-single-word="false"/>
      <style:text-properties fo:language="ru" fo:country="RU"/>
    </style:style>
    <style:style style:name="P12" style:family="paragraph" style:parent-style-name="Table_20_Contents_20__28_user_29_" style:list-style-name="WW8Num4">
      <style:paragraph-properties fo:margin-left="0.672cm" fo:margin-right="0cm" fo:text-indent="-0.635cm" style:auto-text-indent="false"/>
      <style:text-properties fo:language="ru" fo:country="RU" style:font-name-asian="Times New Roman" style:font-name-complex="Times New Roman"/>
    </style:style>
    <style:style style:name="P13" style:family="paragraph" style:parent-style-name="Table_20_Contents_20__28_user_29_" style:list-style-name="WW8Num4">
      <style:paragraph-properties fo:margin-left="0.672cm" fo:margin-right="0cm" fo:text-indent="-0.635cm" style:auto-text-indent="false"/>
      <style:text-properties fo:language="ru" fo:country="RU" officeooo:rsid="0001237c" officeooo:paragraph-rsid="0001237c" style:font-name-asian="Times New Roman" style:font-name-complex="Times New Roman"/>
    </style:style>
    <style:style style:name="P14" style:family="paragraph" style:parent-style-name="Table_20_Contents_20__28_user_29_" style:list-style-name="WW8Num4">
      <style:paragraph-properties fo:margin-left="0.672cm" fo:margin-right="0cm" fo:text-indent="-0.635cm" style:auto-text-indent="false"/>
      <style:text-properties fo:language="ru" fo:country="RU" officeooo:rsid="00018da5" officeooo:paragraph-rsid="00018da5" style:font-name-asian="Times New Roman" style:font-name-complex="Times New Roman"/>
    </style:style>
    <style:style style:name="P15" style:family="paragraph" style:parent-style-name="Table_20_Contents_20__28_user_29_" style:list-style-name="WW8Num4">
      <style:paragraph-properties fo:margin-left="0.672cm" fo:margin-right="0cm" fo:text-indent="-0.635cm" style:auto-text-indent="false"/>
      <style:text-properties fo:language="ru" fo:country="RU" officeooo:rsid="0002841f" officeooo:paragraph-rsid="0002841f" style:font-name-asian="Times New Roman" style:font-name-complex="Times New Roman"/>
    </style:style>
    <style:style style:name="P16" style:family="paragraph" style:parent-style-name="Table_20_Contents_20__28_user_29_" style:list-style-name="WW8Num2">
      <style:paragraph-properties fo:margin-left="0.672cm" fo:margin-right="0cm" fo:text-indent="-0.635cm" style:auto-text-indent="false"/>
      <style:text-properties fo:language="ru" fo:country="RU" officeooo:rsid="00071fc7" officeooo:paragraph-rsid="00071fc7" style:font-name-asian="Times New Roman" style:font-name-complex="Times New Roman"/>
    </style:style>
    <style:style style:name="P17" style:family="paragraph" style:parent-style-name="Table_20_Contents_20__28_user_29_">
      <style:text-properties fo:language="ru" fo:country="RU" fo:font-weight="normal" officeooo:rsid="00003371" officeooo:paragraph-rsid="00003371" style:font-weight-asian="normal" style:font-weight-complex="normal"/>
    </style:style>
    <style:style style:name="P18" style:family="paragraph" style:parent-style-name="Table_20_Contents_20__28_user_29_" style:list-style-name="WW8Num3">
      <style:paragraph-properties fo:margin-left="0.672cm" fo:margin-right="0cm" fo:text-indent="-0.672cm" style:auto-text-indent="false"/>
      <style:text-properties fo:language="ru" fo:country="RU" fo:font-weight="normal" officeooo:rsid="0005bf20" officeooo:paragraph-rsid="0005bf20" style:font-weight-asian="normal" style:font-weight-complex="normal"/>
    </style:style>
    <style:style style:name="P19" style:family="paragraph" style:parent-style-name="Table_20_Contents_20__28_user_29_">
      <style:text-properties fo:language="ru" fo:country="RU" fo:font-weight="normal" style:font-weight-asian="normal" style:font-weight-complex="normal"/>
    </style:style>
    <style:style style:name="P20" style:family="paragraph" style:parent-style-name="Table_20_Contents_20__28_user_29_">
      <style:paragraph-properties fo:margin-left="0cm" fo:margin-right="0cm" fo:text-indent="0cm" style:auto-text-indent="false"/>
      <style:text-properties fo:language="ru" fo:country="RU" officeooo:paragraph-rsid="0002841f"/>
    </style:style>
    <style:style style:name="P21" style:family="paragraph" style:parent-style-name="Table_20_Contents_20__28_user_29_" style:list-style-name="WW8Num3">
      <style:paragraph-properties fo:margin-left="0.672cm" fo:margin-right="0cm" fo:text-indent="-0.672cm" style:auto-text-indent="false"/>
      <style:text-properties fo:language="ru" fo:country="RU" officeooo:rsid="0005bf20" officeooo:paragraph-rsid="0005bf20"/>
    </style:style>
    <style:style style:name="P22" style:family="paragraph" style:parent-style-name="Table_20_Contents_20__28_user_29_" style:list-style-name="WW8Num2">
      <style:paragraph-properties fo:margin-left="0.672cm" fo:margin-right="0cm" fo:text-indent="-0.635cm" style:auto-text-indent="false"/>
      <style:text-properties fo:language="ru" fo:country="RU" officeooo:rsid="0005bf20" officeooo:paragraph-rsid="0005bf20"/>
    </style:style>
    <style:style style:name="P23" style:family="paragraph" style:parent-style-name="Table_20_Contents_20__28_user_29_">
      <style:paragraph-properties fo:text-align="justify" style:justify-single-word="false"/>
    </style:style>
    <style:style style:name="P24" style:family="paragraph" style:parent-style-name="Table_20_Contents_20__28_user_29_">
      <style:paragraph-properties fo:text-align="center" style:justify-single-word="false"/>
    </style:style>
    <style:style style:name="P25" style:family="paragraph" style:parent-style-name="Обычный_20__28_Интернет_29_">
      <style:paragraph-properties fo:margin-top="0cm" fo:margin-bottom="0.21cm" style:contextual-spacing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/>
    </style:style>
    <style:style style:name="T3" style:family="text">
      <style:text-properties fo:language="ru" fo:country="RU" style:text-underline-style="solid" style:text-underline-width="auto" style:text-underline-color="font-color" officeooo:rsid="00003371" fo:background-color="#c0c0c0"/>
    </style:style>
    <style:style style:name="T4" style:family="text">
      <style:text-properties fo:language="ru" fo:country="RU" fo:font-style="italic" style:text-underline-style="solid" style:text-underline-width="auto" style:text-underline-color="font-color" officeooo:rsid="00003371" style:font-style-asian="italic" fo:background-color="#c0c0c0"/>
    </style:style>
    <style:style style:name="T5" style:family="text">
      <style:text-properties fo:language="ru" fo:country="RU" fo:font-style="italic" style:font-style-asian="italic" style:font-weight-complex="bold" fo:background-color="#c0c0c0"/>
    </style:style>
    <style:style style:name="T6" style:family="text">
      <style:text-properties fo:language="ru" fo:country="RU" fo:font-style="italic" fo:font-weight="bold" style:font-style-asian="italic" style:font-weight-asian="bold" style:font-weight-complex="bold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style:font-name-asian="Times New Roman" style:font-name-complex="Times New Roman"/>
    </style:style>
    <style:style style:name="T9" style:family="text">
      <style:text-properties fo:language="ru" fo:country="RU" officeooo:rsid="00003371"/>
    </style:style>
    <style:style style:name="T10" style:family="text">
      <style:text-properties style:text-position="super 58%" fo:language="ru" fo:country="RU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font-variant="normal" fo:text-transform="none" fo:color="#ff6c00" loext:opacity="100%" style:text-line-through-style="none" style:text-line-through-type="none" style:font-name="NexusSans" fo:font-size="10.5pt" fo:letter-spacing="normal" fo:language="ru" fo:country="RU" fo:font-style="normal" style:text-underline-style="none" fo:font-weight="normal" style:text-blinking="false" loext:char-shading-value="0" style:font-style-asian="italic" loext:padding="0cm" loext:border="none" fo:background-color="#c0c0c0"/>
    </style:style>
    <style:style style:name="T14" style:family="text">
      <style:text-properties fo:font-variant="normal" fo:text-transform="none" fo:color="#0c7dbb" loext:opacity="100%" style:text-line-through-style="none" style:text-line-through-type="none" style:font-name="NexusSans" fo:font-size="10.5pt" fo:letter-spacing="normal" fo:language="ru" fo:country="RU" fo:font-style="normal" style:text-underline-style="none" fo:font-weight="normal" style:text-blinking="false" loext:char-shading-value="0" style:font-style-asian="italic" loext:padding="0cm" loext:border="none" fo:background-color="#c0c0c0"/>
    </style:style>
    <style:style style:name="T15" style:family="text">
      <style:text-properties officeooo:rsid="00011603"/>
    </style:style>
    <style:style style:name="T16" style:family="text">
      <style:text-properties officeooo:rsid="0001237c"/>
    </style:style>
    <style:style style:name="T17" style:family="text">
      <style:text-properties officeooo:rsid="00060205"/>
    </style:style>
    <style:style style:name="T18" style:family="text">
      <style:text-properties officeooo:rsid="00071fc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Университет ИТМО, факультет программной инженерии и компьютерной техники </text:span></text:p>
      <text:p text:style-name="P1"><text:span text:style-name="T1">Двухнедельная отчётная работа по «Информатике»: аннотация к статье</text:span></text:p>
      <text:p text:style-name="P2"><text:span text:style-name="T1">Дата прошедшей лекции: </text:span><text:span text:style-name="T9">11.10.22</text:span><text:span text:style-name="T1"><text:tab/>Номер прошедшей лекции: </text:span><text:span text:style-name="T9">3</text:span><text:span text:style-name="T1"><text:tab/>Дата сдачи: <text:s/></text:span><text:span text:style-name="T9">25.10.22</text:span></text:p>
      <text:p text:style-name="P4"/>
      <text:p text:style-name="P5"><text:span text:style-name="T1">Выполнил(а) </text:span><text:span text:style-name="T2"><text:tab/></text:span><text:span text:style-name="T3">Гуменник П. <text:s/>О</text:span><text:span text:style-name="T2"><text:tab/></text:span><text:span text:style-name="T1">, № группы </text:span><text:span text:style-name="T2"><text:tab/></text:span><text:span text:style-name="T4">P3133</text:span><text:span text:style-name="T2"><text:tab/></text:span><text:span text:style-name="T1">, оценка </text:span><text:span text:style-name="T2"><text:tab/></text:span></text:p>
      <text:p text:style-name="P6"><text:span text:style-name="T10"><text:tab/>Фамилия И.О. студента<text:tab/>не заполнять</text:span>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Table_20_Contents_20__28_user_29_"><text:span text:style-name="T7">Название статьи/главы книги/видеолекции</text:span></text:p>
            <text:p text:style-name="Text_20_body"><text:bookmark text:name="screen-reader-main-title"/>Regular expression based pattern extraction from a cell - Specific gene expression data</text:p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25"><text:span text:style-name="T11">ФИО автора статьи (или </text:span><text:span text:style-name="T12">e</text:span><text:span text:style-name="T11">-</text:span><text:span text:style-name="T12">mail</text:span><text:span text:style-name="T11">)</text:span></text:p>
            <text:p text:style-name="P23"><text:a xlink:type="simple" xlink:href="https://www.sciencedirect.com/science/article/pii/S2352914819303120#!" office:name="bau1" text:style-name="Internet_20_link" text:visited-style-name="Visited_20_Internet_20_Link">Suja Subramanian</text:a><text:span text:style-name="T13">, </text:span><text:a xlink:type="simple" xlink:href="https://www.sciencedirect.com/science/article/pii/S2352914819303120#!" office:name="bau2" text:style-name="Internet_20_link" text:visited-style-name="Visited_20_Internet_20_Link"><text:span text:style-name="T14">Tessamma Thomas</text:span></text:a></text:p>
          </table:table-cell>
          <table:table-cell table:style-name="Таблица1.A2" office:value-type="string">
            <text:p text:style-name="P24"><text:span text:style-name="T7">Дата публикации</text:span></text:p>
            <text:p text:style-name="P24"><text:span text:style-name="T7">(не старше 2019 года)</text:span></text:p>
            <text:p text:style-name="Table_20_Contents_20__28_user_29_"><text:span text:style-name="T8"><text:s/></text:span><text:span text:style-name="T1">"___"_________201_ г.</text:span></text:p>
          </table:table-cell>
          <table:table-cell table:style-name="Таблица1.C2" office:value-type="string">
            <text:p text:style-name="P9">Размер статьи </text:p>
            <text:p text:style-name="P24"><text:span text:style-name="T7">(от 4</text:span><text:span text:style-name="T11">00</text:span><text:span text:style-name="T7"> слов)</text:span></text:p>
            <text:p text:style-name="P11">________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Table_20_Contents_20__28_user_29_"><text:span text:style-name="T7">Прямая полная ссылка на источник или сокращённая ссылка (</text:span><text:span text:style-name="T11">bit</text:span><text:span text:style-name="T7">.</text:span><text:span text:style-name="T11">ly</text:span><text:span text:style-name="T7">, </text:span><text:span text:style-name="T11">tr</text:span><text:span text:style-name="T7">.</text:span><text:span text:style-name="T11">im</text:span><text:span text:style-name="T7"> и т.п.)</text:span></text:p>
            <text:p text:style-name="Table_20_Contents_20__28_user_29_"><text:span text:style-name="T5">https://www.sciencedirect.com/science/article/pii/S2352914819303120#kwrds0010</text:span></text:p>
          </table:table-cell>
          <table:covered-table-cell/>
          <table:covered-table-cell/>
        </table:table-row>
        <table:table-row table:style-name="Таблица1.4">
          <table:table-cell table:style-name="Таблица1.A3" table:number-columns-spanned="3" office:value-type="string">
            <text:p text:style-name="P8">Теги, ключевые слова или словосочетания</text:p>
            <text:p text:style-name="P17">Регулярные выражения, факторы транскрипции, ДНК-чип, экспрессия генов, <text:span text:style-name="T15">цис-регуляторные элементы</text:span></text:p>
            <text:p text:style-name="P10"/>
          </table:table-cell>
          <table:covered-table-cell/>
          <table:covered-table-cell/>
        </table:table-row>
        <table:table-row table:style-name="Таблица1.4">
          <table:table-cell table:style-name="Таблица1.A3" table:number-columns-spanned="3" office:value-type="string">
            <text:p text:style-name="P8">Перечень фактов, упомянутых в статье</text:p>
            <text:list xml:id="list97755260" text:style-name="WW8Num4">
              <text:list-item>
                <text:p text:style-name="P12"><text:s/><text:span text:style-name="T15">Один и тот же ген может синтезировать различные белки в зависимости от условий среды и спецификации клетки в которой он расположен. </text:span></text:p>
              </text:list-item>
              <text:list-item>
                <text:p text:style-name="P12"><text:s/><text:span text:style-name="T16">В процессе транскрипции экспрессия генов регулируется энхансерами, сайленсерами и инсуляторами.</text:span></text:p>
              </text:list-item>
              <text:list-item>
                <text:p text:style-name="P12"><text:s/><text:span text:style-name="T17">Регуляторные элементы</text:span><text:span text:style-name="T16"> — не кодирующие последовательности кодонов ДНК.</text:span></text:p>
              </text:list-item>
              <text:list-item>
                <text:p text:style-name="P13">Для обнаружения экспрессии используются ДНК-чипы.</text:p>
              </text:list-item>
              <text:list-item>
                <text:p text:style-name="P13">Важнейшая задача геномных исследований — идентификация <text:span text:style-name="T17">регуляторных элементов</text:span> и выявление их роли в регуляции генов.</text:p>
              </text:list-item>
              <text:list-item>
                <text:p text:style-name="P14">Для уменьшения объема обработки информации в исследовании анализируется не каждый нуклеотид в отдельности, а группы генов поделенных по расположению на ДНК (3`→5` и 5`→3`) и две группы регуляторов</text:p>
              </text:list-item>
              <text:list-item>
                <text:p text:style-name="P15">С помощью библиотеки re в Python последовательность была разделена на подстроки и были построены шаблоны по котором нашли интересные паттерны</text:p>
              </text:list-item>
              <text:list-item>
                <text:p text:style-name="P15">Регулярное выражение выбрано по принципу того, что лишь некоторые шаблоны интересны для этого исследования, для других регулярное выражение можно поменять.</text:p>
              </text:list-item>
            </text:list>
            <text:p text:style-name="P20"/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P8">Позитивные следствия и/или достоинства описанной в статье технологии (минимум три пункта)</text:p>
            <text:list xml:id="list549103848" text:style-name="WW8Num3">
              <text:list-item>
                <text:p text:style-name="P18">Изучение паттернов регуляторных элементов поможет в лечить генетические заболевания</text:p>
              </text:list-item>
              <text:list-item>
                <text:p text:style-name="P18">Метод компактного представления геномной последовательности позволяется быстрее проводить исследования</text:p>
              </text:list-item>
              <text:list-item>
                <text:p text:style-name="P21">Исследование дает возможность точнее изучить молекулярные процессы клетки</text:p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Table_20_Contents_20__28_user_29_"><text:span text:style-name="T7">Негативные следствия и/или недостатки описанной в статье технологии (минимум три пункта)</text:span></text:p>
            <text:list xml:id="list2465999639" text:style-name="WW8Num2">
              <text:list-item>
                <text:p text:style-name="P22">Объединение генов и регуляторных элементов <text:span text:style-name="T17">(р.э.)</text:span> в группы снижает точность</text:p>
              </text:list-item>
              <text:list-item>
                <text:p text:style-name="P22">Можно было бы придумать регулярное выражение разделяющее гены и р.э. по шаблонной последовательности нуклеотидов</text:p>
              </text:list-item>
              <text:list-item>
                <text:p text:style-name="P16">Слишком абстрактное представление хромосом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Table_20_Contents_20__28_user_29_"><text:span text:style-name="T7">Ваши замечания, пожелания преподавателю </text:span><text:span text:style-name="T6">или</text:span><text:span text:style-name="T7"> анекдот о программистах</text:span><text:span text:style-name="Footnote_20_Symbol"><text:span text:style-name="T7"><text:note text:id="ftn1" text:note-class="footnote"><text:note-citation>1</text:note-citation><text:note-body><text:p text:style-name="Footnote"><text:span text:style-name="T8"><text:tab/></text:span><text:span text:style-name="T1">Наличие этой графы не влияет на оценку</text:span></text:p></text:note-body></text:note></text:span></text:span></text:p>
            <text:p text:style-name="P19">A programmer gets a phone call from his wife on the way home. "While you're out, buy some milk."</text:p>
            <text:p text:style-name="P19">He never returns.</text:p>
          </table:table-cell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, 'Arial Unicode MS'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YaHei" svg:font-family="'Microsoft YaHei'" style:font-family-generic="swiss" style:font-pitch="variable"/>
    <style:font-face style:name="NexusSans" svg:font-family="NexusSans, Arial, Helvetica, 'Lucida Sans Unicode', 'Microsoft Sans Serif', 'Segoe UI Symbol', STIXGeneral, 'Cambria Math', 'Arial Unicode MS', sans-serif"/>
    <style:font-face style:name="NexusSerif" svg:font-family="NexusSerif, Georgia, 'Times New Roman', Times, STIXGeneral, 'Cambria Math', 'Lucida Sans Unicode', 'Microsoft Sans Serif', 'Segoe UI Symbol', 'Arial Unicode MS', serif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/>
    </style:style>
    <style:style style:name="Heading" style:family="paragraph" style:parent-style-name="Заголовок1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_20__28_user_29_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Заголовок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, Arial" style:font-family-generic-complex="swiss" style:font-pitch-complex="variable" style:font-size-complex="14pt"/>
    </style:style>
    <style:style style:name="Heading_20_1" style:display-name="Heading 1" style:family="paragraph" style:parent-style-name="Заголовок1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Заголовок1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andard_20__28_user_29_" style:display-name="Standard (user)" style:family="paragraph">
      <style:paragraph-properties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, Arial" style:font-family-generic-complex="swiss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Arial Unicode MS" style:font-family-complex="'Arial Unicode MS', Arial" style:font-family-generic-complex="swiss" style:font-pitch-complex="variabl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Название_20_объекта1" style:display-name="Название объекта1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21cm" style:contextual-spacing="false" fo:orphans="2" fo:widows="2" fo:hyphenation-ladder-count="no-limit" style:vertical-align="auto"/>
      <style:text-properties fo:language="ru" fo:country="RU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Заголовок1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3z0" style:family="text">
      <style:text-properties fo:font-weight="normal" style:font-weight-asian="normal" style:font-weight-complex="normal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Знак_20_сноски" style:display-name="Знак сноски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Символы_20_концевой_20_сноски" style:display-name="Символы концевой сноски" style:family="text"/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0.751cm" fo:margin-left="1cm" fo:margin-right="1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Vladimir Sosnin</meta:initial-creator>
    <meta:creation-date>2009-04-16T14:32:00</meta:creation-date>
    <dc:date>2022-10-18T22:52:19.435956831</dc:date>
    <meta:editing-cycles>16</meta:editing-cycles>
    <meta:editing-duration>PT24M44S</meta:editing-duration>
    <meta:document-statistic meta:table-count="1" meta:image-count="0" meta:object-count="0" meta:page-count="1" meta:paragraph-count="40" meta:word-count="365" meta:character-count="2785" meta:non-whitespace-character-count="2457"/>
    <meta:generator>LibreOffice/7.3.5.2$Linux_X86_64 LibreOffice_project/30$Build-2</meta:generator>
    <meta:user-defined meta:name="Info 1"/>
    <meta:user-defined meta:name="Info 2"/>
    <meta:user-defined meta:name="Info 3"/>
    <meta:user-defined meta:name="Info 4"/>
  </office:meta>
</office:document-meta>
</file>